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2pt" fo:font-weight="bold" officeooo:rsid="00194db1" officeooo:paragraph-rsid="00194db1" style:font-size-asian="22pt" style:font-weight-asian="bold" style:font-size-complex="22pt" style:font-weight-complex="bold"/>
    </style:style>
    <style:style style:name="P2" style:family="paragraph" style:parent-style-name="Standard">
      <style:text-properties officeooo:rsid="00194db1" officeooo:paragraph-rsid="00194db1"/>
    </style:style>
    <style:style style:name="P3" style:family="paragraph" style:parent-style-name="Standard">
      <style:text-properties fo:font-size="14pt" fo:font-weight="bold" officeooo:rsid="00194db1" officeooo:paragraph-rsid="00194db1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Ubuntu" fo:font-size="13pt" officeooo:rsid="00194db1" officeooo:paragraph-rsid="00194db1" style:font-size-asian="13pt" style:font-size-complex="13pt"/>
    </style:style>
    <style:style style:name="P5" style:family="paragraph" style:parent-style-name="Standard">
      <style:text-properties style:font-name="Ubuntu" fo:font-size="13pt" officeooo:paragraph-rsid="00194db1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3pt" fo:font-weight="normal" officeooo:rsid="00194db1" officeooo:paragraph-rsid="00194db1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3pt" fo:font-weight="normal" officeooo:rsid="00194db1" officeooo:paragraph-rsid="001bf5eb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3pt" fo:font-weight="normal" officeooo:rsid="001a2538" officeooo:paragraph-rsid="001a2538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font-name="Ubuntu" fo:font-size="16pt" fo:font-weight="bold" officeooo:rsid="00194db1" officeooo:paragraph-rsid="00194db1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Ubuntu" fo:font-size="14pt" fo:font-weight="bold" officeooo:rsid="00194db1" officeooo:paragraph-rsid="00194db1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4db1" style:text-blinking="false" fo:background-color="transparent" loext:char-shading-value="0" style:font-size-asian="13pt" style:font-size-complex="13pt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bf5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9">Project Proposal:</text:p>
      <text:p text:style-name="P10"/>
      <text:p text:style-name="P7">We are a team of 3 members working on <text:span text:style-name="T5">P</text:span>roject 1 and <text:span text:style-name="T5">P</text:span>roject 2 of ENPM662 - Intro<text:span text:style-name="T5">duction</text:span> to Modeling course. As discussed with <text:span text:style-name="T5">the P</text:span>rofessor and TA, we will be adopting a hardware based model along with modeling and simulation for the <text:span text:style-name="T5">P</text:span>roject 2. </text:p>
      <text:p text:style-name="P7">As per <text:span text:style-name="T5">the </text:span>initial discussion, we have not yet finalized the hardware setup to work on for the project. After discussion with the prof<text:span text:style-name="T5">essor</text:span> tomorrow (oct 26<text:span text:style-name="T3">th</text:span>), we will be assigned a hardware setup/robot to work on, like the UR5. </text:p>
      <text:p text:style-name="P6"/>
      <text:p text:style-name="P6">For the application, we are looking into deploying simple pick and place operations using Inverse Kinematics on a robot like UR5. But the availability of robot, resources and other needs will be confirmed by the professor tomorrow (oct 26<text:span text:style-name="T3">th</text:span>), after which we will be finalizing the hardware setup and start to work on a desired application after professor approval. </text:p>
      <text:p text:style-name="P6"/>
      <text:p text:style-name="P8">This is the status of the project proposal as on oct 25<text:span text:style-name="T3">th</text:span> and final plan after tomorrow’s (oct 2<text:span text:style-name="T5">6</text:span><text:span text:style-name="T3">th</text:span>) discussion will be updated to the TAs in the upcoming days. </text:p>
      <text:p text:style-name="P8"/>
      <text:p text:style-name="P10"/>
      <text:p text:style-name="P9">Team Members:</text:p>
      <text:p text:style-name="P2"/>
      <text:p text:style-name="P5"><text:bookmark text:name="docs-internal-guid-16544f86-7fff-34f7-0993-236ab0b33bcb"/><text:span text:style-name="T2">1) Venkata Polamreddy - </text:span><text:bookmark text:name="docs-internal-guid-2078da0b-7fff-4c97-c813-2dffd66c5ae1"/><text:span text:style-name="T1">119197066</text:span></text:p>
      <text:p text:style-name="P5"><text:span text:style-name="T2">2) Arshad Shaik - </text:span><text:bookmark text:name="docs-internal-guid-8e25cf08-7fff-9d82-933f-cb32a6c5d41d"/><text:span text:style-name="T1">118438832 </text:span></text:p>
      <text:p text:style-name="P4">3) Dhinesh Rajasekaran - 119400241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fo:font-weight="bold" officeooo:rsid="00194db1" officeooo:paragraph-rsid="00194db1" style:font-size-asian="22pt" style:font-weight-asian="bold" style:font-size-complex="22pt" style:font-weight-complex="bold"/>
    </style:style>
    <style:page-layout style:name="Mpm1">
      <style:page-layout-properties fo:page-width="8.2701in" fo:page-height="11.6902in" style:num-format="1" style:print-orientation="portrait" fo:margin-top="0.390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NPM662 Project 2 Pre-Propos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20:45:04.253663762</meta:creation-date>
    <dc:date>2022-10-25T21:14:48.912882162</dc:date>
    <meta:editing-duration>PT13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97" meta:character-count="1156" meta:non-whitespace-character-count="964"/>
  </office:meta>
</office:document-meta>
</file>